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2"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3" style:family="paragraph" style:parent-style-name="Standard">
      <style:paragraph-properties fo:background-color="#000000">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4"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5"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6"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7" style:family="paragraph" style:parent-style-name="Standard">
      <style:paragraph-properties fo:background-color="#000000" style:text-autospace="none">
        <style:background-image/>
      </style:paragraph-properties>
      <style:text-properties style:font-name="Consolas" fo:font-size="9.5pt" fo:language="es" fo:country="ES" style:font-size-asian="9.5pt" style:language-asian="zxx" style:country-asian="none" style:font-size-complex="9.5pt" style:language-complex="zxx" style:country-complex="none"/>
    </style:style>
    <style:style style:name="P8" style:family="paragraph" style:parent-style-name="Standard">
      <style:text-properties style:font-name="Envy Code R VS" fo:font-size="10pt" fo:language="es" fo:country="ES" style:font-size-asian="10pt" style:language-asian="zxx" style:country-asian="none" style:font-size-complex="10pt" style:language-complex="zxx" style:country-complex="none"/>
    </style:style>
    <style:style style:name="P9" style:family="paragraph" style:parent-style-name="Standard">
      <style:text-properties style:font-name="Envy Code R VS" fo:font-size="12pt" fo:language="es" fo:country="ES" style:font-size-asian="12pt" style:language-asian="zxx" style:country-asian="none" style:font-size-complex="12pt" style:language-complex="zxx" style:country-complex="none"/>
    </style:style>
    <style:style style:name="T1" style:family="text">
      <style:text-properties style:text-underline-style="solid" style:text-underline-width="auto" style:text-underline-color="font-color"/>
    </style:style>
    <style:style style:name="T2" style:family="text">
      <style:text-properties fo:color="#8ac6f2" style:font-name="Consolas" style:font-name-asian="Consolas" style:font-name-complex="Consolas"/>
    </style:style>
    <style:style style:name="T3" style:family="text">
      <style:text-properties fo:color="#e8f3f6" style:font-name="Consolas" style:font-name-asian="Consolas" style:font-name-complex="Consolas"/>
    </style:style>
    <style:style style:name="T4" style:family="text">
      <style:text-properties fo:color="#cae682" style:font-name="Consolas" style:font-name-asian="Consolas" style:font-name-complex="Consolas"/>
    </style:style>
    <style:style style:name="T5" style:family="text">
      <style:text-properties fo:color="#e5786d" style:font-name="Consolas" style:font-name-asian="Consolas" style:font-name-complex="Consolas"/>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a volver a familiarizarnos con el DDD_Aggregate_Root Cargo, que mejor que empezar con una serie de BDD_Specs que nos resulten familiares. Vamos con la implementación de Equals().</text:p>
      <text:p text:style-name="P8"/>
      <text:p text:style-name="P9"><text:span text:style-name="T1">BDD_Spec – Equals()</text:span>:</text:p>
      <text:p text:style-name="P8"/>
      <text:p text:style-name="P8"><text:span text:style-name="T1">Primera BDD_Spec – "Happy Day Scenario"</text:span>:</text:p>
      <text:p text:style-name="P8"/>
      <text:p text:style-name="P8">Partimos de la siguiente definición formal:</text:p>
      <text:p text:style-name="P8"/>
      <text:p text:style-name="P3">When comparing two cargoes with the same identity using equals</text:p>
      <text:p text:style-name="P4">» It should leverage the cargo entity comparer.</text:p>
      <text:p text:style-name="P4">» It should confirm they are equal.</text:p>
      <text:p text:style-name="P8"/>
      <text:p text:style-name="P8">Las dos aserciones en código son:</text:p>
      <text:p text:style-name="P8"/>
      <text:p text:style-name="P5"><text:span text:style-name="T2">public</text:span><text:span text:style-name="T3"> </text:span><text:span text:style-name="T2">class</text:span><text:span text:style-name="T3"> </text:span><text:span text:style-name="T4">when_comparing_two_cargoes_with_the_same_identity_using_equals</text:span><text:span text:style-name="T3"> : </text:span></text:p>
      <text:p text:style-name="P5"><text:span text:style-name="T3"><text:s text:c="13"/></text:span><text:span text:style-name="T4">concern_for_cargo</text:span></text:p>
      <text:p text:style-name="P2">{</text:p>
      <text:p text:style-name="P6"><text:span text:style-name="T3"><text:s text:c="4"/></text:span><text:span text:style-name="T5">It</text:span><text:span text:style-name="T3"> should_leverage_the_cargo_entity_comparer = () =&gt; </text:span></text:p>
      <text:p text:style-name="P2"><text:s text:c="7"/>tracking_id.received(x =&gt; x.has_the_same_value_as(tracking_id));</text:p>
      <text:p text:style-name="P2"><text:s text:c="8"/></text:p>
      <text:p text:style-name="P6"><text:span text:style-name="T3"><text:s text:c="4"/></text:span><text:span text:style-name="T5">It</text:span><text:span text:style-name="T3"> should_confirm_they_are_equal = () =&gt; result.ShouldBeTrue();</text:span></text:p>
      <text:p text:style-name="P2"/>
      <text:p text:style-name="P6"><text:span text:style-name="T3"><text:s text:c="4"/></text:span><text:span text:style-name="T2">static</text:span><text:span text:style-name="T3"> </text:span><text:span text:style-name="T2">bool</text:span><text:span text:style-name="T3"> result;</text:span></text:p>
      <text:p text:style-name="P2">}</text:p>
      <text:p text:style-name="P8"/>
      <text:p text:style-name="P8">Observamos como para poder comprobar que estamos llamando a has_the_same_value_as() necesitamos asertar de forma indirecta. Si el SUT fuese un mock podríamos asertar directamente que esperábamos que se produjese esa llamada, pero el SUT no es un Mock. Sin embargo en la implementación de has_the_same_value_as(), nos encontramos con que:</text:p>
      <text:p text:style-name="P8"/>
      <text:p text:style-name="P5"><text:span text:style-name="T2">public</text:span><text:span text:style-name="T3"> </text:span><text:span text:style-name="T2">bool</text:span><text:span text:style-name="T3"> has_the_same_identity_as(</text:span><text:span text:style-name="T5">ICargo</text:span><text:span text:style-name="T3"> the_other_entity)</text:span></text:p>
      <text:p text:style-name="P2">{</text:p>
      <text:p text:style-name="P6"><text:span text:style-name="T3"><text:s text:c="3"/></text:span><text:span text:style-name="T2">return</text:span><text:span text:style-name="T3"> the_other_entity != </text:span><text:span text:style-name="T2">null</text:span><text:span text:style-name="T3"> &amp;&amp; </text:span></text:p>
      <text:p text:style-name="P2"><text:s text:c="10"/>underlying_tracking_id.has_the_same_value_as(the_other_entity.tracking_id());</text:p>
      <text:p text:style-name="P2">}</text:p>
      <text:p text:style-name="P8"/>
      <text:p text:style-name="P8">Por lo tanto podemos hacer esa misma comprobación asertando sobre underlying_tracking_id, que si es un mock. Eso es exactamente lo que hacemos. Otra prueba mas de lo importante que es usar Dependency Injection si pretendemos seguir los preceptos del BDD.</text:p>
      <text:p text:style-name="P8"/>
      <text:p text:style-name="P8">El bloque BECAUSE, como siempre, es el mas sencillo:</text:p>
      <text:p text:style-name="P8"/>
      <text:p text:style-name="P5"><text:span text:style-name="T5">Because</text:span><text:span text:style-name="T3"> of = () =&gt; result = sut.Equals(the_other_cargo);</text:span></text:p>
      <text:p text:style-name="P2"/>
      <text:p text:style-name="P6"><text:span text:style-name="T2">static</text:span><text:span text:style-name="T3"> </text:span><text:span text:style-name="T5">ICargo</text:span><text:span text:style-name="T3"> the_other_cargo;</text:span></text:p>
      <text:p text:style-name="P8"/>
      <text:p text:style-name="P8">Simplemente llamamos a Equals().</text:p>
      <text:p text:style-name="P8"/>
      <text:p text:style-name="P8">Para establecer el contexto en el que se desarrollara la BDD_Spec, usamos un bloque ESTABLISH:</text:p>
      <text:p text:style-name="P8"/>
      <text:p text:style-name="P5"><text:span text:style-name="T5">Establish</text:span><text:span text:style-name="T3"> context = () =&gt;</text:span></text:p>
      <text:p text:style-name="P2">{</text:p>
      <text:p text:style-name="P6"><text:span text:style-name="T3"><text:s text:c="4"/>the_other_cargo = an&lt;</text:span><text:span text:style-name="T5">ICargo</text:span><text:span text:style-name="T3">&gt;();</text:span></text:p>
      <text:p text:style-name="P2"><text:s text:c="4"/>the_other_cargo</text:p>
      <text:p text:style-name="P2"><text:s text:c="7"/>.Stub(x =&gt; x.tracking_id())</text:p>
      <text:p text:style-name="P2"><text:s text:c="7"/>.Return(tracking_id);</text:p>
      <text:p text:style-name="P2"/>
      <text:p text:style-name="P2"><text:s text:c="4"/>tracking_id</text:p>
      <text:p text:style-name="P2"><text:s text:c="7"/>.Stub(x =&gt; x.has_the_same_value_as(tracking_id))</text:p>
      <text:p text:style-name="P6"><text:soft-page-break/><text:span text:style-name="T3"><text:s text:c="7"/>.Return(</text:span><text:span text:style-name="T2">true</text:span><text:span text:style-name="T3">);</text:span></text:p>
      <text:p text:style-name="P2">};</text:p>
      <text:p text:style-name="P8"/>
      <text:p text:style-name="P8">No supone un desafío técnico, pero sin embargo es muy interesante observar como establecemos las condiciones para que cuando se produzca la llamada a has_the_same_value_as() podamos simular que ambos ICargo tengan la misma identidad.</text:p>
      <text:p text:style-name="P8"/>
      <text:p text:style-name="P8">Este tipo de flexibilidad es lo que convierten el BDD en una herramienta tan poderosa.</text:p>
      <text:p text:style-name="P8"/>
      <text:p text:style-name="P8">Vamos con el RED:</text:p>
      <text:p text:style-name="P8"/>
      <text:p text:style-name="P3">------ Test started: Assembly: dddsample.specs.dll ------</text:p>
      <text:p text:style-name="P4"/>
      <text:p text:style-name="P4">when comparing two cargoes with the same identity using equals</text:p>
      <text:p text:style-name="P4">» should leverage the cargo entity comparer (FAIL)</text:p>
      <text:p text:style-name="P4">» should confirm they are equal (FAIL)</text:p>
      <text:p text:style-name="P4"/>
      <text:p text:style-name="P4">Test 'should leverage the cargo entity comparer' failed:</text:p>
      <text:p text:style-name="P4"><text:tab/>System.Reflection.TargetInvocationException: Exception has been thrown by the target of an invocation. ---&gt; System.NotImplementedException: The method or operation is not implemented.</text:p>
      <text:p text:style-name="P4"/>
      <text:p text:style-name="P4">(....)</text:p>
      <text:p text:style-name="P4"/>
      <text:p text:style-name="P4">Test 'should confirm they are equal' failed:</text:p>
      <text:p text:style-name="P4"><text:tab/>System.Reflection.TargetInvocationException: Exception has been thrown by the target of an invocation. ---&gt; System.NotImplementedException: The method or operation is not implemented.</text:p>
      <text:p text:style-name="P4"/>
      <text:p text:style-name="P4">(....)</text:p>
      <text:p text:style-name="P4"/>
      <text:p text:style-name="P4"/>
      <text:p text:style-name="P4">0 passed, 2 failed, 0 skipped, took 0,98 seconds (Machine.Specifications 0.3.0).</text:p>
      <text:p text:style-name="P8"/>
      <text:p text:style-name="P8"/>
      <text:p text:style-name="P8">Justo lo que esperábamos "<text:span text:style-name="T6">The method or operation is not implemented</text:span>".</text:p>
      <text:p text:style-name="P8"/>
      <text:p text:style-name="P8">Necesitamos implementarlo, y tal y como ya hemos visto anteriormente, con una sola linea vamos a tener suficiente para todas las BDD_Specs relativas a Equals:</text:p>
      <text:p text:style-name="P8"/>
      <text:p text:style-name="P5"><text:span text:style-name="T2">public</text:span><text:span text:style-name="T3"> </text:span><text:span text:style-name="T2">override</text:span><text:span text:style-name="T3"> </text:span><text:span text:style-name="T2">bool</text:span><text:span text:style-name="T3"> Equals(</text:span><text:span text:style-name="T2">object</text:span><text:span text:style-name="T3"> the_to_compare_object)</text:span></text:p>
      <text:p text:style-name="P2">{</text:p>
      <text:p text:style-name="P6"><text:span text:style-name="T3"><text:s text:c="4"/></text:span><text:span text:style-name="T2">return</text:span><text:span text:style-name="T3"> </text:span><text:span text:style-name="T2">this</text:span><text:span text:style-name="T3">.has_the_same_identity_as(the_to_compare_object </text:span><text:span text:style-name="T2">as</text:span><text:span text:style-name="T3"> </text:span><text:span text:style-name="T5">ICargo</text:span><text:span text:style-name="T3">);</text:span></text:p>
      <text:p text:style-name="P2">}</text:p>
      <text:p text:style-name="P8"/>
      <text:p text:style-name="P8">Delegamos la responsabilidad a has_the_same_identity_as().</text:p>
      <text:p text:style-name="P8"/>
      <text:p text:style-name="P8">Con esto conseguimos que pase:</text:p>
      <text:p text:style-name="P8"/>
      <text:p text:style-name="P3">------ Test started: Assembly: dddsample.specs.dll ------</text:p>
      <text:p text:style-name="P4"/>
      <text:p text:style-name="P4">when comparing two cargoes with the same identity using equals</text:p>
      <text:p text:style-name="P4">» should leverage the cargo entity comparer</text:p>
      <text:p text:style-name="P4">» should confirm they are equal</text:p>
      <text:p text:style-name="P4"/>
      <text:p text:style-name="P4"/>
      <text:p text:style-name="P4">2 passed, 0 failed, 0 skipped, took 0,89 seconds (Machine.Specifications 0.3.0).</text:p>
      <text:p text:style-name="P8"/>
      <text:p text:style-name="P8"/>
      <text:p text:style-name="P8"><text:span text:style-name="T1">Segunda BDD_Spec – </text:span>:</text:p>
      <text:p text:style-name="P8"/>
      <text:p text:style-name="P8">Muy poco hay que comentar de esta segunda BDD_Spec, ya que es análoga a la anterior pero donde pone "true" ahora ponemos "false".</text:p>
      <text:p text:style-name="P8"><text:soft-page-break/></text:p>
      <text:p text:style-name="P8">Formalmente, la BDD_Spec es la siguiente:</text:p>
      <text:p text:style-name="P8"/>
      <text:p text:style-name="P3">When comparing two cargoes with different identity using equals</text:p>
      <text:p text:style-name="P4">» It should leverage the cargo entity comparer</text:p>
      <text:p text:style-name="P4">» It should confirm they are different</text:p>
      <text:p text:style-name="P8"/>
      <text:p text:style-name="P8">Vemos como con respecto a la BDD_Spec anterior, solo cambia la segunda aserción (ahora comprobamos que son diferentes):</text:p>
      <text:p text:style-name="P8"/>
      <text:p text:style-name="P5"><text:span text:style-name="T5">It</text:span><text:span text:style-name="T3"> should_confirm_they_are_different = () =&gt; result.ShouldBeFalse();</text:span></text:p>
      <text:p text:style-name="P8"/>
      <text:p text:style-name="P8">Lo que provoca un cambio mínimo también a la hora de establecer el contexto, al forzar que cuando se produzca la comparación ahora sea "false":</text:p>
      <text:p text:style-name="P8"/>
      <text:p text:style-name="P5"><text:span text:style-name="T5">Establish</text:span><text:span text:style-name="T3"> context = () =&gt;</text:span></text:p>
      <text:p text:style-name="P2">{</text:p>
      <text:p text:style-name="P6"><text:span text:style-name="T3"><text:s text:c="4"/>the_other_cargo = an&lt;</text:span><text:span text:style-name="T5">ICargo</text:span><text:span text:style-name="T3">&gt;();</text:span></text:p>
      <text:p text:style-name="P2"><text:s text:c="4"/>the_other_cargo</text:p>
      <text:p text:style-name="P2"><text:s text:c="7"/>.Stub(x =&gt; x.tracking_id())</text:p>
      <text:p text:style-name="P2"><text:s text:c="7"/>.Return(tracking_id);</text:p>
      <text:p text:style-name="P2"/>
      <text:p text:style-name="P2"><text:s text:c="4"/>tracking_id</text:p>
      <text:p text:style-name="P2"><text:s text:c="7"/>.Stub(x =&gt; x.has_the_same_value_as(tracking_id))</text:p>
      <text:p text:style-name="P6"><text:span text:style-name="T3"><text:s text:c="7"/>.Return(</text:span><text:span text:style-name="T2">false</text:span><text:span text:style-name="T3">);</text:span></text:p>
      <text:p text:style-name="P2">};</text:p>
      <text:p text:style-name="P8"/>
      <text:p text:style-name="P8">Con solo esos dos cambios, la BDD_Spec ya pasa:</text:p>
      <text:p text:style-name="P8"/>
      <text:p text:style-name="P3">------ Test started: Assembly: dddsample.specs.dll ------</text:p>
      <text:p text:style-name="P4"/>
      <text:p text:style-name="P4">when comparing two cargoes with different identity using equals</text:p>
      <text:p text:style-name="P4">» should leverage the cargo entity comparer</text:p>
      <text:p text:style-name="P4">» should confirm they are different</text:p>
      <text:p text:style-name="P4"/>
      <text:p text:style-name="P4"/>
      <text:p text:style-name="P7">2 passed, 0 failed, 0 skipped, took 0,72 seconds (Machine.Specifications 0.3.0).</text:p>
      <text:p text:style-name="P8"/>
      <text:p text:style-name="P8"><text:span text:style-name="T1">Tercera y Cuarta BDD_Spec – </text:span>:</text:p>
      <text:p text:style-name="P8"/>
      <text:p text:style-name="P8">Con estas BDD_Specs nos ponemos a comprobar casos extremos. Que pasa si comparamos un ICargo contra otro ICargo nulo o contra un objeto cualquiera que no sea un ICargo:</text:p>
      <text:p text:style-name="P8"/>
      <text:p text:style-name="P3">When comparing any cargo with a null cargo using equals</text:p>
      <text:p text:style-name="P4">» It should leverage the cargo entity comparer.</text:p>
      <text:p text:style-name="P4">» It should confirm they are different.</text:p>
      <text:p text:style-name="P4"/>
      <text:p text:style-name="P4">When comparing any cargo with a diferent type object using equals</text:p>
      <text:p text:style-name="P4">» It should leverage the cargo entity comparer.</text:p>
      <text:p text:style-name="P4">» It should confirm they are different.</text:p>
      <text:p text:style-name="P8"/>
      <text:p text:style-name="P8">Ambas comparten bloques IT:</text:p>
      <text:p text:style-name="P8"/>
      <text:p text:style-name="P5"><text:span text:style-name="T5">It</text:span><text:span text:style-name="T3"> should_leverage_the_cargo_entity_comparer = () =&gt; </text:span></text:p>
      <text:p text:style-name="P1"><text:s text:c="3"/>tracking_id.never_received(x =&gt; x.has_the_same_value_as(tracking_id));</text:p>
      <text:p text:style-name="P2"/>
      <text:p text:style-name="P6"><text:span text:style-name="T5">It</text:span><text:span text:style-name="T3"> should_confirm_they_are_different = () =&gt; result.ShouldBeFalse();</text:span></text:p>
      <text:p text:style-name="P8"><text:s/></text:p>
      <text:p text:style-name="P8">Lo mas interesante es ver como comprobamos que se produce la llamada a has_the_same_value_as(). Sabemos de las anteriores BDD_Spec que la llamada en si se produce, por lo tanto ahora lo que comprobamos es que cuando se produce, sea la primera condición la que se cumpla:</text:p>
      <text:p text:style-name="P8"/>
      <text:p text:style-name="P5"><text:soft-page-break/><text:span text:style-name="T2">public</text:span><text:span text:style-name="T3"> </text:span><text:span text:style-name="T2">bool</text:span><text:span text:style-name="T3"> has_the_same_identity_as(</text:span><text:span text:style-name="T5">ICargo</text:span><text:span text:style-name="T3"> the_other_entity)</text:span></text:p>
      <text:p text:style-name="P2">{</text:p>
      <text:p text:style-name="P6"><text:span text:style-name="T3"><text:s text:c="3"/></text:span><text:span text:style-name="T2">return</text:span><text:span text:style-name="T3"> the_other_entity != </text:span><text:span text:style-name="T2">null</text:span><text:span text:style-name="T3"> &amp;&amp; <text:s text:c="3"/></text:span><text:span text:style-name="T5">(CONDICION 1) </text:span></text:p>
      <text:p text:style-name="P2"><text:s text:c="10"/>underlying_tracking_id.has_the_same_value_as(the_other_entity.tracking_id());</text:p>
      <text:p text:style-name="P2">}</text:p>
      <text:p text:style-name="P8"/>
      <text:p text:style-name="P8"/>
      <text:p text:style-name="P8">Y para ello asertamos que no llega a la segunda, por lo que, efectivamente se tuvo que cumplir la primera.</text:p>
      <text:p text:style-name="P8"/>
      <text:p text:style-name="P8">Probablemente estemos rizando el rizo en este caso. De hecho, teniendo en cuenta las dos BDD_Specs anteriores, también sería correcto que las dos BDD_Specs que nos ocupan viniesen definidas como:</text:p>
      <text:p text:style-name="P8"/>
      <text:p text:style-name="P3">When comparing any cargo with a null cargo using equals</text:p>
      <text:p text:style-name="P4">» It should confirm they are different.</text:p>
      <text:p text:style-name="P4"/>
      <text:p text:style-name="P4">When comparing any cargo with a diferent type object using equals</text:p>
      <text:p text:style-name="P4">» It should confirm they are different.</text:p>
      <text:p text:style-name="P8"/>
      <text:p text:style-name="P8">Nuestra justificación para haber tomado el camino mas complejo, es que, por un lado, desvelábamos la manera de comprobar cosas indirectamente, y por otro, tampoco esta mal hacerlo así</text:p>
      <text:p text:style-name="P8"/>
      <text:p text:style-name="P8">El único cambio a mayores, lo encontramos en los bloques ESTABLISH, muchísimo mas sencillos.</text:p>
      <text:p text:style-name="P8"/>
      <text:p text:style-name="P8">En el caso del "null cargo":</text:p>
      <text:p text:style-name="P8"/>
      <text:p text:style-name="P5"><text:span text:style-name="T5">Establish</text:span><text:span text:style-name="T3"> context = () =&gt;</text:span></text:p>
      <text:p text:style-name="P2">{</text:p>
      <text:p text:style-name="P6"><text:span text:style-name="T3"><text:s text:c="4"/>the_other_cargo = </text:span><text:span text:style-name="T2">null</text:span><text:span text:style-name="T3">;</text:span></text:p>
      <text:p text:style-name="P2">};</text:p>
      <text:p text:style-name="P8"/>
      <text:p text:style-name="P8">Mientras que en el caso de un objeto con diferente tipo, hemos decidido que un ILeg nos sirve para establecer el contexto:</text:p>
      <text:p text:style-name="P8"/>
      <text:p text:style-name="P5"><text:span text:style-name="T5">Establish</text:span><text:span text:style-name="T3"> context = () =&gt;</text:span></text:p>
      <text:p text:style-name="P2">{</text:p>
      <text:p text:style-name="P6"><text:span text:style-name="T3"><text:s text:c="4"/>not_a_cargo = an&lt;</text:span><text:span text:style-name="T5">ILeg</text:span><text:span text:style-name="T3">&gt;();</text:span></text:p>
      <text:p text:style-name="P2">};</text:p>
      <text:p text:style-name="P2"/>
      <text:p text:style-name="P6"><text:span text:style-name="T2">static</text:span><text:span text:style-name="T3"> </text:span><text:span text:style-name="T5">ILeg</text:span><text:span text:style-name="T3"> not_a_cargo;</text:span></text:p>
      <text:p text:style-name="P8"/>
      <text:p text:style-name="P8">En cualquier caso, las dos BDD_Specs pasan.</text:p>
      <text:p text:style-name="P8"/>
      <text:p text:style-name="P8">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03M41S</meta:editing-duration>
    <meta:editing-cycles>5</meta:editing-cycles>
    <meta:generator>OpenOffice.org/3.2$Win32 OpenOffice.org_project/320m18$Build-9502</meta:generator>
    <dc:date>2010-08-02T09:05:25.19</dc:date>
    <meta:document-statistic meta:table-count="0" meta:image-count="0" meta:object-count="0" meta:page-count="4" meta:paragraph-count="131" meta:word-count="1033" meta:character-count="7423"/>
    <meta:user-defined meta:name="Info 1"/>
    <meta:user-defined meta:name="Info 2"/>
    <meta:user-defined meta:name="Info 3"/>
    <meta:user-defined meta:name="Info 4"/>
  </office:meta>
</office:document-meta>
</file>